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14e98c" style:font-size-asian="12.25pt" style:font-size-complex="14pt"/>
    </style:style>
    <style:style style:name="P2" style:family="paragraph" style:parent-style-name="Standard">
      <style:text-properties fo:font-size="14pt" officeooo:rsid="0014e98c" officeooo:paragraph-rsid="0014e98c" style:font-size-asian="12.25pt" style:font-size-complex="14pt"/>
    </style:style>
    <style:style style:name="P3" style:family="paragraph" style:parent-style-name="Standard">
      <style:text-properties fo:font-size="14pt" officeooo:rsid="00157ae2" officeooo:paragraph-rsid="00157ae2" style:font-size-asian="12.25pt" style:font-size-complex="14pt"/>
    </style:style>
    <style:style style:name="P4" style:family="paragraph" style:parent-style-name="Standard">
      <style:text-properties fo:font-size="14pt" officeooo:rsid="0017779d" officeooo:paragraph-rsid="0017779d" style:font-size-asian="12.25pt" style:font-size-complex="14pt"/>
    </style:style>
    <style:style style:name="P5" style:family="paragraph" style:parent-style-name="Standard">
      <style:text-properties officeooo:paragraph-rsid="0017779d"/>
    </style:style>
    <style:style style:name="P6" style:family="paragraph" style:parent-style-name="Table_20_Contents">
      <style:text-properties fo:font-size="14pt" style:font-size-asian="12.25pt" style:font-size-complex="14pt"/>
    </style:style>
    <style:style style:name="P7" style:family="paragraph" style:parent-style-name="Table_20_Contents">
      <style:text-properties fo:font-size="14pt" officeooo:rsid="00157ae2" officeooo:paragraph-rsid="00157ae2" style:font-size-asian="12.25pt" style:font-size-complex="14pt"/>
    </style:style>
    <style:style style:name="P8" style:family="paragraph" style:parent-style-name="normal">
      <style:paragraph-properties fo:margin-top="0.388cm" fo:margin-bottom="0.282cm" style:contextual-spacing="false" fo:line-height="108%"/>
      <style:text-properties officeooo:rsid="0017779d" officeooo:paragraph-rsid="0017779d"/>
    </style:style>
    <style:style style:name="P9" style:family="paragraph" style:parent-style-name="normal">
      <style:paragraph-properties fo:margin-top="0.388cm" fo:margin-bottom="0.282cm" style:contextual-spacing="false" fo:line-height="108%"/>
      <style:text-properties officeooo:paragraph-rsid="0017779d"/>
    </style:style>
    <style:style style:name="T1" style:family="text">
      <style:text-properties fo:font-size="14pt" officeooo:rsid="0014e98c" style:font-size-asian="12.25pt" style:font-size-complex="14pt"/>
    </style:style>
    <style:style style:name="T2" style:family="text">
      <style:text-properties fo:font-size="14pt" officeooo:rsid="0017779d" style:font-size-asian="12.25pt" style:font-size-complex="14pt"/>
    </style:style>
    <style:style style:name="T3" style:family="text">
      <style:text-properties officeooo:rsid="00157ae2"/>
    </style:style>
    <style:style style:name="T4" style:family="text">
      <style:text-properties officeooo:rsid="001777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449cm" fo:text-indent="-0.635cm" fo:margin-left="8.4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084cm" fo:text-indent="-0.635cm" fo:margin-left="9.0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1">Assignment 2 Python</text:span></text:p>
      <text:p text:style-name="P1"/>
      <text:p text:style-name="P2">Answer : <text:s/>The python Boolean types has only two possible values:</text:p>
      <text:p text:style-name="P2"><text:tab/>1. <text:s/>True</text:p>
      <text:p text:style-name="P2"><text:tab/>2. False</text:p>
      <text:p text:style-name="P3">Answer 2: <text:s/>Python has three boolean operators, or logical operators: and , or and not.</text:p>
      <text:p text:style-name="P3"/>
      <text:p text:style-name="P3">Answer 3:</text:p>
      <text:p text:style-name="P3">Table to show the Boolean operator:</text:p>
      <text:p text:style-name="P3"><text:s/>AND operator</text:p>
      <text:p text:style-name="P3"><text:tab/>A<text:tab/><text:tab/><text:tab/>B<text:tab/><text:tab/>A AND B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<text:s/><text:span text:style-name="T3">True</text:span></text:p>
          </table:table-cell>
          <table:table-cell table:style-name="Table1.A1" office:value-type="string">
            <text:p text:style-name="P7">True</text:p>
          </table:table-cell>
          <table:table-cell table:style-name="Table1.C1" office:value-type="string">
            <text:p text:style-name="P7">True</text:p>
          </table:table-cell>
        </table:table-row>
        <table:table-row>
          <table:table-cell table:style-name="Table1.A2" office:value-type="string">
            <text:p text:style-name="P7">True</text:p>
          </table:table-cell>
          <table:table-cell table:style-name="Table1.A2" office:value-type="string">
            <text:p text:style-name="P7">False</text:p>
          </table:table-cell>
          <table:table-cell table:style-name="Table1.C2" office:value-type="string">
            <text:p text:style-name="P7">False</text:p>
          </table:table-cell>
        </table:table-row>
        <table:table-row>
          <table:table-cell table:style-name="Table1.A2" office:value-type="string">
            <text:p text:style-name="P7">False</text:p>
          </table:table-cell>
          <table:table-cell table:style-name="Table1.A2" office:value-type="string">
            <text:p text:style-name="P7">False</text:p>
          </table:table-cell>
          <table:table-cell table:style-name="Table1.C2" office:value-type="string">
            <text:p text:style-name="P7">False</text:p>
            <text:p text:style-name="P7"/>
          </table:table-cell>
        </table:table-row>
        <table:table-row>
          <table:table-cell table:style-name="Table1.A2" office:value-type="string">
            <text:p text:style-name="P7">False</text:p>
          </table:table-cell>
          <table:table-cell table:style-name="Table1.A2" office:value-type="string">
            <text:p text:style-name="P7">False</text:p>
          </table:table-cell>
          <table:table-cell table:style-name="Table1.C2" office:value-type="string">
            <text:p text:style-name="P7">False</text:p>
          </table:table-cell>
        </table:table-row>
      </table:table>
      <text:p text:style-name="P3"/>
      <text:p text:style-name="P3">OR operato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<text:s text:c="16"/><text:span text:style-name="T3">A</text:span></text:p>
          </table:table-cell>
          <table:table-cell table:style-name="Table2.A1" office:value-type="string">
            <text:p text:style-name="P6"><text:s text:c="19"/><text:span text:style-name="T3">B</text:span></text:p>
          </table:table-cell>
          <table:table-cell table:style-name="Table2.C1" office:value-type="string">
            <text:p text:style-name="P6"><text:s text:c="14"/><text:span text:style-name="T3">A OR B</text:span></text:p>
          </table:table-cell>
        </table:table-row>
        <table:table-row>
          <table:table-cell table:style-name="Table2.A2" office:value-type="string">
            <text:p text:style-name="P6"><text:s text:c="10"/><text:span text:style-name="T3">TRUE</text:span></text:p>
          </table:table-cell>
          <table:table-cell table:style-name="Table2.A2" office:value-type="string">
            <text:p text:style-name="P6"><text:s text:c="14"/><text:span text:style-name="T3">FALSE</text:span></text:p>
          </table:table-cell>
          <table:table-cell table:style-name="Table2.C2" office:value-type="string">
            <text:p text:style-name="P6"><text:s text:c="9"/><text:span text:style-name="T3">FALSE</text:span></text:p>
          </table:table-cell>
        </table:table-row>
        <table:table-row>
          <table:table-cell table:style-name="Table2.A2" office:value-type="string">
            <text:p text:style-name="P6"><text:s text:c="11"/><text:span text:style-name="T3">TRUE</text:span></text:p>
          </table:table-cell>
          <table:table-cell table:style-name="Table2.A2" office:value-type="string">
            <text:p text:style-name="P6"><text:s text:c="15"/><text:span text:style-name="T3">TRUE</text:span></text:p>
          </table:table-cell>
          <table:table-cell table:style-name="Table2.C2" office:value-type="string">
            <text:p text:style-name="P6"><text:s text:c="9"/><text:span text:style-name="T3">TRUE</text:span></text:p>
          </table:table-cell>
        </table:table-row>
        <table:table-row>
          <table:table-cell table:style-name="Table2.A2" office:value-type="string">
            <text:p text:style-name="P6"><text:s text:c="10"/><text:span text:style-name="T3">FALSE</text:span></text:p>
          </table:table-cell>
          <table:table-cell table:style-name="Table2.A2" office:value-type="string">
            <text:p text:style-name="P6"><text:s text:c="15"/><text:span text:style-name="T3">TRUE</text:span></text:p>
          </table:table-cell>
          <table:table-cell table:style-name="Table2.C2" office:value-type="string">
            <text:p text:style-name="P6"><text:s text:c="10"/><text:span text:style-name="T3">FALSE</text:span></text:p>
          </table:table-cell>
        </table:table-row>
        <table:table-row>
          <table:table-cell table:style-name="Table2.A2" office:value-type="string">
            <text:p text:style-name="P6"><text:s text:c="10"/><text:span text:style-name="T3">FALSE</text:span></text:p>
          </table:table-cell>
          <table:table-cell table:style-name="Table2.A2" office:value-type="string">
            <text:p text:style-name="P6"><text:s text:c="13"/><text:span text:style-name="T3">FALSE <text:s/></text:span></text:p>
          </table:table-cell>
          <table:table-cell table:style-name="Table2.C2" office:value-type="string">
            <text:p text:style-name="P6"><text:s text:c="10"/><text:span text:style-name="T3">FALSE</text:span></text:p>
          </table:table-cell>
        </table:table-row>
      </table:table>
      <text:p text:style-name="P3"/>
      <text:p text:style-name="P3">NOT Operator:</text:p>
      <text:p text:style-name="P3"><text:s text:c="24"/>A <text:s text:c="60"/>NOT A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<text:s text:c="20"/><text:span text:style-name="T3">TRUE</text:span></text:p>
          </table:table-cell>
          <table:table-cell table:style-name="Table3.B1" office:value-type="string">
            <text:p text:style-name="P6"><text:s text:c="20"/><text:span text:style-name="T3">FALSE</text:span></text:p>
            <text:p text:style-name="P6"/>
          </table:table-cell>
        </table:table-row>
        <table:table-row>
          <table:table-cell table:style-name="Table3.A2" office:value-type="string">
            <text:p text:style-name="P6"><text:s text:c="20"/><text:span text:style-name="T3">FALSE</text:span></text:p>
          </table:table-cell>
          <table:table-cell table:style-name="Table3.B2" office:value-type="string">
            <text:p text:style-name="P6"><text:s text:c="19"/><text:span text:style-name="T3">TRUE</text:span></text:p>
          </table:table-cell>
        </table:table-row>
      </table:table>
      <text:p text:style-name="P3"/>
      <text:p text:style-name="P3"/>
      <text:p text:style-name="P4">Answer 4:</text:p>
      <text:p text:style-name="P4"><text:s text:c="2"/>(5 &gt; 4) and (3 == 5)</text:p>
      <text:p text:style-name="P4"/>
      <text:p text:style-name="P4">Output - False</text:p>
      <text:p text:style-name="P9">not (5 &gt; 4)</text:p>
      <text:p text:style-name="P4">Output - False</text:p>
      <text:p text:style-name="P9">(5 &gt; 4) or (3 == 5)</text:p>
      <text:p text:style-name="P4"><text:soft-page-break/>Output- True</text:p>
      <text:p text:style-name="P9">not ((5 &gt; 4) or (3 == 5))</text:p>
      <text:p text:style-name="P4">Output- True</text:p>
      <text:p text:style-name="P9">(True and True) and (True == False)</text:p>
      <text:p text:style-name="P4">Output- False</text:p>
      <text:p text:style-name="P4">(not False) or (not True)</text:p>
      <text:p text:style-name="P4">Output - Tr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nswer 5: Types of expression <text:s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"><text:s text:c="14"/><text:span text:style-name="T4">==</text:span></text:p>
          </table:table-cell>
          <table:table-cell table:style-name="Table4.A1" office:value-type="string">
            <text:p text:style-name="P6"><text:s text:c="11"/><text:span text:style-name="T4">Equal</text:span></text:p>
          </table:table-cell>
          <table:table-cell table:style-name="Table4.C1" office:value-type="string">
            <text:p text:style-name="P6"><text:s text:c="13"/><text:span text:style-name="T4">x ==y</text:span></text:p>
          </table:table-cell>
        </table:table-row>
        <table:table-row>
          <table:table-cell table:style-name="Table4.A2" office:value-type="string">
            <text:p text:style-name="P6"><text:s text:c="15"/>!<text:span text:style-name="T4">=</text:span></text:p>
          </table:table-cell>
          <table:table-cell table:style-name="Table4.A2" office:value-type="string">
            <text:p text:style-name="P6"><text:s text:c="12"/><text:span text:style-name="T4">NOT EQUAL</text:span></text:p>
          </table:table-cell>
          <table:table-cell table:style-name="Table4.C2" office:value-type="string">
            <text:p text:style-name="P6"><text:s text:c="13"/><text:span text:style-name="T4">X!= Y</text:span></text:p>
          </table:table-cell>
        </table:table-row>
        <table:table-row>
          <table:table-cell table:style-name="Table4.A2" office:value-type="string">
            <text:p text:style-name="P6"><text:s text:c="15"/>&lt;</text:p>
          </table:table-cell>
          <table:table-cell table:style-name="Table4.A2" office:value-type="string">
            <text:p text:style-name="P6"><text:s text:c="12"/><text:span text:style-name="T4">Less then</text:span></text:p>
          </table:table-cell>
          <table:table-cell table:style-name="Table4.C2" office:value-type="string">
            <text:p text:style-name="P6"><text:s text:c="14"/><text:span text:style-name="T4">X&lt;Y</text:span></text:p>
          </table:table-cell>
        </table:table-row>
        <table:table-row>
          <table:table-cell table:style-name="Table4.A2" office:value-type="string">
            <text:p text:style-name="P6"><text:s text:c="16"/>&gt;</text:p>
          </table:table-cell>
          <table:table-cell table:style-name="Table4.A2" office:value-type="string">
            <text:p text:style-name="P6"><text:s text:c="11"/><text:span text:style-name="T4">Greater</text:span></text:p>
          </table:table-cell>
          <table:table-cell table:style-name="Table4.C2" office:value-type="string">
            <text:p text:style-name="P6"><text:s text:c="14"/><text:span text:style-name="T4">X&gt;Y</text:span></text:p>
          </table:table-cell>
        </table:table-row>
        <table:table-row>
          <table:table-cell table:style-name="Table4.A2" office:value-type="string">
            <text:p text:style-name="P6"><text:s text:c="15"/>&gt;<text:span text:style-name="T4">=</text:span></text:p>
          </table:table-cell>
          <table:table-cell table:style-name="Table4.A2" office:value-type="string">
            <text:p text:style-name="P6"><text:s text:c="8"/><text:span text:style-name="T4">Greater Equal to</text:span></text:p>
          </table:table-cell>
          <table:table-cell table:style-name="Table4.C2" office:value-type="string">
            <text:p text:style-name="P6"><text:s text:c="14"/><text:span text:style-name="T4">X&gt;=Y</text:span></text:p>
          </table:table-cell>
        </table:table-row>
        <table:table-row>
          <table:table-cell table:style-name="Table4.A2" office:value-type="string">
            <text:p text:style-name="P6"><text:s text:c="16"/><text:span text:style-name="T4">=&lt;</text:span></text:p>
          </table:table-cell>
          <table:table-cell table:style-name="Table4.A2" office:value-type="string">
            <text:p text:style-name="P6"><text:s text:c="9"/><text:span text:style-name="T4">Less than Equal to</text:span></text:p>
          </table:table-cell>
          <table:table-cell table:style-name="Table4.C2" office:value-type="string">
            <text:p text:style-name="P6"><text:s text:c="14"/><text:span text:style-name="T4">X=&lt;y</text:span></text:p>
          </table:table-cell>
        </table:table-row>
      </table:table>
      <text:p text:style-name="P4">:</text:p>
      <text:p text:style-name="P4"/>
      <text:p text:style-name="P4">Answer 6: Assignment operator is used to assign value to variable.</text:p>
      <text:p text:style-name="P4"><text:tab/> <text:s/>Equal operator: It is used to compare the two variable actual value</text:p>
      <text:p text:style-name="P4"/>
      <text:p text:style-name="P4">Example – x = 10 <text:s/># assignment operator</text:p>
      <text:p text:style-name="P4"><text:tab/> <text:s/>y = 20 <text:s/># assignment operator</text:p>
      <text:p text:style-name="P4"><text:tab/> <text:s/>z = 10 <text:s/># assignment operator</text:p>
      <text:p text:style-name="P4"><text:tab/> <text:s/>if z == z: #equal to operator</text:p>
      <text:p text:style-name="P4"><text:tab/><text:tab/>print(True)</text:p>
      <text:p text:style-name="P4"/>
      <text:p text:style-name="P4">Answer 7: Solution of the code:</text:p>
      <text:p text:style-name="P4"/>
      <text:p text:style-name="P9">spam = 0</text:p>
      <text:p text:style-name="P9">if spam == 10:</text:p>
      <text:p text:style-name="P9"><text:soft-page-break/>print('eggs')</text:p>
      <text:p text:style-name="P9">if spam &gt; 5:</text:p>
      <text:p text:style-name="P9">print('bacon')</text:p>
      <text:p text:style-name="P9">else:</text:p>
      <text:p text:style-name="P9">print('ham')</text:p>
      <text:p text:style-name="P9">print('spam')</text:p>
      <text:p text:style-name="P9">print('spam')</text:p>
      <text:p text:style-name="P8">Output:</text:p>
      <text:p text:style-name="P8">ham</text:p>
      <text:p text:style-name="P8">spam</text:p>
      <text:p text:style-name="P8">spam</text:p>
      <text:p text:style-name="P8"/>
      <text:p text:style-name="P8">Answer 8 :</text:p>
      <text:p text:style-name="P8"><text:s/>spam = input("Enter the value in spam")</text:p>
      <text:p text:style-name="P8">print("Value stored in spam",spam)</text:p>
      <text:p text:style-name="P8">if spam == 1:</text:p>
      <text:p text:style-name="P8"><text:s text:c="4"/>print("Hello")</text:p>
      <text:p text:style-name="P8">elif spam == 2:</text:p>
      <text:p text:style-name="P8"><text:s text:c="8"/>print("Howdy")</text:p>
      <text:p text:style-name="P8">else:</text:p>
      <text:p text:style-name="P8"><text:s text:c="8"/>print("Greetings!")</text:p>
      <text:p text:style-name="P8"/>
      <text:p text:style-name="P8"><text:soft-page-break/></text:p>
      <text:p text:style-name="P8">Answer 9: I will press Ctrl + c</text:p>
      <text:p text:style-name="P8">Answer 10: We can use the break statement if we need to breakout out of a for or while loop and move onto the next section of code.</text:p>
      <text:p text:style-name="P8">Example – for l in ‘freetype’:</text:p>
      <text:p text:style-name="P8"><text:tab/><text:tab/>print(‘l:’, lamp)</text:p>
      <text:p text:style-name="P8">Break:</text:p>
      <text:p text:style-name="P8">If we wanted to stop our loop at the letter “o”, then we can use an if statement followed by a break statement.</text:p>
      <text:p text:style-name="P8"><text:s text:c="2"/>for l in ‘freetype’:</text:p>
      <text:p text:style-name="P8"><text:tab/>if l == ‘r’:</text:p>
      <text:p text:style-name="P8"><text:tab/><text:tab/>break</text:p>
      <text:p text:style-name="P8"><text:tab/>print(‘l amp:’, l)</text:p>
      <text:p text:style-name="P8">Continue statement:</text:p>
      <text:p text:style-name="P8">We can use the continue statement if you need to skip the current iteration of for or while loop and move onto the next iteration.</text:p>
      <text:p text:style-name="P8"><text:s text:c="3"/>For type in “wordtotest”:</text:p>
      <text:p text:style-name="P8"><text:tab/>if type == ‘w’:</text:p>
      <text:p text:style-name="P8"><text:tab/><text:tab/>continue</text:p>
      <text:p text:style-name="P8"><text:tab/>print(type)</text:p>
      <text:p text:style-name="P8"/>
      <text:p text:style-name="P8">Answer 11: There is no difference between all three loops the will give same output.</text:p>
      <text:p text:style-name="P8">Answer 12:for i in range(10):</text:p>
      <text:p text:style-name="P8"><text:soft-page-break/><text:tab/><text:tab/>print(i)</text:p>
      <text:p text:style-name="P8"><text:s/>i = 1</text:p>
      <text:p text:style-name="P8">while(i&lt;=10):</text:p>
      <text:p text:style-name="P8"><text:tab/>print(i)</text:p>
      <text:p text:style-name="P8"><text:tab/>i + = 1</text:p>
      <text:p text:style-name="P5"><text:span text:style-name="T2">Answer 13: i</text:span><text:span text:style-name="T4">mport bacon from spam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4T18:42:09.850000000</dc:date>
    <meta:editing-duration>PT3H54M11S</meta:editing-duration>
    <meta:editing-cycles>3</meta:editing-cycles>
    <meta:generator>LibreOffice/7.4.1.2$Windows_X86_64 LibreOffice_project/3c58a8f3a960df8bc8fd77b461821e42c061c5f0</meta:generator>
    <meta:document-statistic meta:table-count="4" meta:image-count="0" meta:object-count="0" meta:page-count="5" meta:paragraph-count="130" meta:word-count="431" meta:character-count="2788" meta:non-whitespace-character-count="1824"/>
  </office:meta>
</office:document-meta>
</file>